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Pi/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i/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PI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/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PI/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/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5:58:44.490930777</meta:creation-date>
    <dc:date>2016-05-29T01:05:26.332761722</dc:date>
    <meta:editing-duration>P1DT8H33M24S</meta:editing-duration>
    <meta:editing-cycles>1</meta:editing-cycles>
    <meta:document-statistic meta:table-count="1" meta:cell-count="58" meta:object-count="0"/>
    <meta:generator>LibreOffice/4.2.8.2$Linux_X86_64 LibreOffice_project/420m0$Build-2</meta:generator>
  </office:meta>
</office:document-meta>
</file>